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383cm" fo:margin-left="0.134cm" fo:margin-right="0.182cm" table:align="margins" style:writing-mode="lr-tb"/>
    </style:style>
    <style:style style:name="Tabelle1.A" style:family="table-column">
      <style:table-column-properties style:column-width="1.799cm" style:rel-column-width="6782*"/>
    </style:style>
    <style:style style:name="Tabelle1.B" style:family="table-column">
      <style:table-column-properties style:column-width="2.461cm" style:rel-column-width="9276*"/>
    </style:style>
    <style:style style:name="Tabelle1.C" style:family="table-column">
      <style:table-column-properties style:column-width="3.069cm" style:rel-column-width="11570*"/>
    </style:style>
    <style:style style:name="Tabelle1.D" style:family="table-column">
      <style:table-column-properties style:column-width="10.054cm" style:rel-column-width="37907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e1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e1.A2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e1.D2" style:family="table-cell" style:data-style-name="N100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Header">
      <style:paragraph-properties style:snap-to-layout-grid="false">
        <style:tab-stops>
          <style:tab-stop style:position="6.05cm"/>
          <style:tab-stop style:position="8.601cm"/>
          <style:tab-stop style:position="12.102cm"/>
          <style:tab-stop style:position="16.002cm" style:type="right"/>
        </style:tab-stops>
      </style:paragraph-properties>
      <style:text-properties fo:language="zxx" fo:country="none" style:language-asian="zxx" style:country-asian="none"/>
    </style:style>
    <style:style style:name="P2" style:family="paragraph" style:parent-style-name="Header">
      <style:paragraph-properties style:snap-to-layout-grid="false"/>
      <style:text-properties fo:language="zxx" fo:country="none" style:language-asian="zxx" style:country-asian="none"/>
    </style:style>
    <style:style style:name="P3" style:family="paragraph" style:parent-style-name="Header">
      <style:paragraph-properties fo:text-align="end" style:justify-single-word="false" style:snap-to-layout-grid="false">
        <style:tab-stops>
          <style:tab-stop style:position="6.05cm"/>
          <style:tab-stop style:position="8.601cm"/>
          <style:tab-stop style:position="12.102cm"/>
          <style:tab-stop style:position="16.002cm" style:type="right"/>
        </style:tab-stops>
      </style:paragraph-properties>
    </style:style>
    <style:style style:name="P4" style:family="paragraph" style:parent-style-name="Header">
      <style:text-properties fo:font-size="6pt" fo:language="zxx" fo:country="none" style:font-size-asian="6pt" style:language-asian="zxx" style:country-asian="none" style:font-size-complex="6pt"/>
    </style:style>
    <style:style style:name="P5" style:family="paragraph" style:parent-style-name="Header">
      <style:paragraph-properties>
        <style:tab-stops>
          <style:tab-stop style:position="17.702cm" style:type="right"/>
        </style:tab-stops>
      </style:paragraph-properties>
    </style:style>
    <style:style style:name="P6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pt" style:font-size-asian="1pt" style:font-size-complex="1pt"/>
    </style:style>
    <style:style style:name="P7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1pt" style:font-size-asian="1pt" style:font-size-complex="1pt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10" style:family="paragraph" style:parent-style-name="Standard">
      <style:paragraph-properties>
        <style:tab-stops>
          <style:tab-stop style:position="0.658cm"/>
          <style:tab-stop style:position="17.702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text-properties fo:color="#000000"/>
    </style:style>
    <style:style style:name="P13" style:family="paragraph" style:parent-style-name="Standard">
      <style:paragraph-properties fo:text-align="start" style:justify-single-word="false" style:snap-to-layout-grid="false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ArialMT" fo:font-size="12pt" style:font-name-asian="ArialMT" style:font-size-asian="12pt" style:font-name-complex="ArialMT" style:font-size-complex="12pt"/>
    </style:style>
    <style:style style:name="P15" style:family="paragraph" style:parent-style-name="Standard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P16" style:family="paragraph" style:parent-style-name="Standard">
      <style:paragraph-properties fo:margin-left="0cm" fo:margin-right="0cm" fo:text-indent="0.046cm" style:auto-text-indent="false" style:snap-to-layout-grid="false"/>
    </style:style>
    <style:style style:name="P17" style:family="paragraph" style:parent-style-name="Standard">
      <style:paragraph-properties fo:margin-left="3.44cm" fo:margin-right="0cm" fo:text-align="justify" style:justify-single-word="false" fo:text-indent="-3.466cm" style:auto-text-indent="false">
        <style:tab-stops/>
      </style:paragraph-properties>
    </style:style>
    <style:style style:name="P18" style:family="paragraph" style:parent-style-name="Standard">
      <style:paragraph-properties fo:margin-left="-0.026cm" fo:margin-right="0cm" fo:text-align="justify" style:justify-single-word="false" fo:text-indent="0cm" style:auto-text-indent="false">
        <style:tab-stops/>
      </style:paragraph-properties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 style:list-style-name="L1">
      <style:paragraph-properties fo:text-align="justify" style:justify-single-word="false">
        <style:tab-stops>
          <style:tab-stop style:position="4.738cm"/>
          <style:tab-stop style:position="5.052cm"/>
        </style:tab-stops>
      </style:paragraph-properties>
    </style:style>
    <style:style style:name="P21" style:family="paragraph" style:parent-style-name="Standard" style:list-style-name="L1">
      <style:paragraph-properties fo:text-align="justify" style:justify-single-word="false">
        <style:tab-stops>
          <style:tab-stop style:position="4.738cm"/>
        </style:tab-stops>
      </style:paragraph-properties>
    </style:style>
    <style:style style:name="P22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pt" style:font-size-asian="1pt" style:font-size-complex="1pt"/>
    </style:style>
    <style:style style:name="P23" style:family="paragraph" style:parent-style-name="Standard" style:master-page-name="First_20_Page">
      <style:paragraph-properties style:page-number="1"/>
    </style:style>
    <style:style style:name="P24" style:family="paragraph" style:parent-style-name="Standard">
      <style:paragraph-properties fo:margin-left="3.44cm" fo:margin-right="0cm" fo:text-align="justify" style:justify-single-word="false" fo:text-indent="-3.466cm" style:auto-text-indent="false">
        <style:tab-stops/>
      </style:paragraph-properties>
    </style:style>
    <style:style style:name="P25" style:family="paragraph" style:parent-style-name="Standard">
      <style:paragraph-properties fo:margin-left="-0.026cm" fo:margin-right="0cm" fo:text-align="justify" style:justify-single-word="false" fo:text-indent="0cm" style:auto-text-indent="false">
        <style:tab-stops/>
      </style:paragraph-properties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2">
      <style:paragraph-properties fo:text-align="justify" style:justify-single-word="false"/>
    </style:style>
    <style:style style:name="P28" style:family="paragraph" style:parent-style-name="Contents_20_1">
      <style:paragraph-properties>
        <style:tab-stops>
          <style:tab-stop style:position="17.699cm" style:type="right" style:leader-style="dotted" style:leader-text="."/>
          <style:tab-stop style:position="17.702cm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7.699cm" style:type="right" style:leader-style="dotted" style:leader-text="."/>
          <style:tab-stop style:position="17.702cm" style:leader-style="dotted" style:leader-text="."/>
        </style:tab-stops>
      </style:paragraph-properties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fo:font-style="italic" style:font-style-asian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US" style:language-complex="ar" style:country-complex="SA"/>
    </style:style>
    <style:style style:name="T5" style:family="text">
      <style:text-properties fo:font-weight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weight-asian="normal"/>
    </style:style>
    <style:style style:name="T8" style:family="text">
      <style:text-properties style:font-weight-complex="norm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-content" fo:background-color="#ffffff" style:background-transparency="0%" fo:padding="0.026cm" fo:border="non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<text:reference-mark-start text:name="Titel"/>Testspezifikation-Auditing-System<text:reference-mark-end text:name="Titel"/> </text:p>
      <text:p text:style-name="Standard"><text:s/>Für das studentische Projekt <text:span text:style-name="T2"><text:subject>Sichere Eisenbahnsteuerung</text:subject></text:span></text:p>
      <text:p text:style-name="Standard"/>
      <text:p text:style-name="Standard"/>
      <text:p text:style-name="Standard"/>
      <text:p text:style-name="P15"><text:span text:style-name="T3">Datum</text:span><text:tab/><text:modification-date style:data-style-name="N36">26.05.2010</text:modification-date></text:p>
      <text:p text:style-name="P15"><text:span text:style-name="T3">Quelle</text:span><text:tab/>Dokumente → 04_Test → 04.01_Testspezifikation</text:p>
      <text:p text:style-name="P15"><text:span text:style-name="T3">Autoren</text:span><text:tab/>Icken, Jan-Christopher</text:p>
      <text:p text:style-name="P15"><text:span text:style-name="T3">Version</text:span><text:tab/><text:reference-mark-start text:name="Version"/><text:span text:style-name="Version_20_Char">0.1</text:span><text:reference-mark-end text:name="Version"/></text:p>
      <text:p text:style-name="P15"><text:span text:style-name="T3">Status</text:span><text:tab/>In Bearbeitung</text:p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 text:restart-numbering="true" text:start-value="-1"><text:s/>Historie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8">Version</text:p>
          </table:table-cell>
          <table:table-cell table:style-name="Tabelle1.A1" office:value-type="string">
            <text:p text:style-name="P8">Datum</text:p>
          </table:table-cell>
          <table:table-cell table:style-name="Tabelle1.A1" office:value-type="string">
            <text:p text:style-name="P8">Autor</text:p>
          </table:table-cell>
          <table:table-cell table:style-name="Tabelle1.D1" office:value-type="string">
            <text:p text:style-name="P16">Bemerkung</text:p>
          </table:table-cell>
        </table:table-row>
        <table:table-row table:style-name="Tabelle1.1">
          <table:table-cell table:style-name="Tabelle1.A2" office:value-type="float" office:value="0">
            <text:p text:style-name="P8">0.1</text:p>
          </table:table-cell>
          <table:table-cell table:style-name="Tabelle1.A2" office:value-type="float" office:value="0">
            <text:p text:style-name="P13">26.05.2010</text:p>
          </table:table-cell>
          <table:table-cell table:style-name="Tabelle1.A2" office:value-type="float" office:value="0">
            <text:p text:style-name="P8">Icken, Jan-Christopher</text:p>
          </table:table-cell>
          <table:table-cell table:style-name="Tabelle1.D2" office:value-type="float" office:value="0">
            <text:p text:style-name="P8">Initialisierung der Testspezifikation</text:p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  <table:table-row table:style-name="Tabelle1.1"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A2">
            <text:p text:style-name="P8"/>
          </table:table-cell>
          <table:table-cell table:style-name="Tabelle1.D2">
            <text:p text:style-name="P8"/>
          </table:table-cell>
        </table:table-row>
      </table:table>
      <text:p text:style-name="Standard"/>
      <text:p text:style-name="P9"/>
      <text:h text:style-name="Heading_20_1" text:outline-level="1"><text:s/>Inhaltsverzeichnis</text:h>
      <text:table-of-content text:style-name="Sect1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702cm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702cm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702cm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28">1 <text:s/>Historie<text:tab/>2</text:p>
          <text:p text:style-name="P28">2 <text:s/>Inhaltsverzeichnis<text:tab/>3</text:p>
          <text:p text:style-name="P28">3 <text:s/>Identifikation des Testobjekts<text:tab/>5</text:p>
          <text:p text:style-name="P28">4 <text:s/>Testziele<text:tab/>6</text:p>
          <text:p text:style-name="P28">5 <text:s/>Testfall 1 „RS232_Lok_1_Fahrbefehle“<text:tab/>7</text:p>
          <text:p text:style-name="P29">5.1 <text:s/>Identifikation des Testobjektes<text:tab/>7</text:p>
          <text:p text:style-name="P29">5.2 <text:s/>Test-Identifikation<text:tab/>7</text:p>
          <text:p text:style-name="P29">5.3 <text:s/>Testfallbeschreibung<text:tab/>7</text:p>
          <text:p text:style-name="P29">5.4 <text:s/>Testskript <text:tab/>8</text:p>
          <text:p text:style-name="P29">5.5 <text:s/>Testreferenz<text:tab/>8</text:p>
          <text:p text:style-name="P29">5.6 <text:s/>Test-Protokoll<text:tab/>8</text:p>
          <text:p text:style-name="P28">6 <text:s/>Testfall 2 „RS232_Lok_2_Fahrbefehle“<text:tab/>9</text:p>
          <text:p text:style-name="P29">6.1 <text:s/>Identifikation des Testobjektes<text:tab/>9</text:p>
          <text:p text:style-name="P29">6.2 <text:s/>Test-Identifikation<text:tab/>9</text:p>
          <text:p text:style-name="P29">6.3 <text:s/>Testfallbeschreibung<text:tab/>9</text:p>
          <text:p text:style-name="P29">6.4 <text:s/>Testskript <text:tab/>10</text:p>
          <text:p text:style-name="P29">6.5 <text:s/>Testreferenz<text:tab/>10</text:p>
          <text:p text:style-name="P29">6.6 <text:s/>Test-Protokoll<text:tab/>10</text:p>
          <text:p text:style-name="P28">7 <text:s/>Testfall 3 „RS232_Weichenbefehle“<text:tab/>11</text:p>
          <text:p text:style-name="P29">7.1 <text:s/>Identifikation des Testobjektes<text:tab/>11</text:p>
          <text:p text:style-name="P29">7.2 <text:s/>Test-Identifikation<text:tab/>11</text:p>
          <text:p text:style-name="P29">7.3 <text:s/>Testfallbeschreibung<text:tab/>11</text:p>
          <text:p text:style-name="P29">7.4 Testskript<text:tab/>11</text:p>
          <text:p text:style-name="P29">7.5 <text:s/>Testreferenz<text:tab/>12</text:p>
          <text:p text:style-name="P29">7.6 <text:s/>Test-Protokoll<text:tab/>12</text:p>
          <text:p text:style-name="P28">8 <text:s/>Testfall 4 „RS232_Entkopplerbefehle“<text:tab/>13</text:p>
          <text:p text:style-name="P29">8.1 <text:s/>Test-Identifikation<text:tab/>13</text:p>
          <text:p text:style-name="P29">8.2 <text:s/>Testfallbeschreibung<text:tab/>13</text:p>
          <text:p text:style-name="P29">8.3 <text:s/>Testskript<text:tab/>13</text:p>
          <text:p text:style-name="P29"><text:soft-page-break/>8.4 <text:s/>Testreferenz<text:tab/>13</text:p>
          <text:p text:style-name="P29">8.5 <text:s/>Test-Protokoll<text:tab/>13</text:p>
          <text:p text:style-name="P28">9 <text:s/>Auswertung<text:tab/>15</text:p>
        </text:index-body>
      </text:table-of-content>
      <text:p text:style-name="P10"/>
      <text:h text:style-name="Heading_20_1" text:outline-level="1"><text:s/>Identifikation des Testobjekts</text:h>
      <text:p text:style-name="P11">Es wird der Programmcode zum Softwaremodul „RS232Treiber“ getestet:</text:p>
      <text:list xml:id="list33274436" text:style-name="L1">
        <text:list-item>
          <text:p text:style-name="P20">AuditingSystem.c<text:tab/>(Version X, <text:span text:style-name="T4">Repository</text:span>-Nr. 195)</text:p>
        </text:list-item>
        <text:list-item>
          <text:p text:style-name="P21">AuditingSystem.h<text:tab/>(Version X, <text:span text:style-name="T4">Repository</text:span>-Nr. 195)</text:p>
        </text:list-item>
        <text:list-item>
          <text:p text:style-name="P20">AuditingSystemReportAllMsg.h (Version X, <text:span text:style-name="T4">Repository</text:span>-Nr. 195)</text:p>
        </text:list-item>
        <text:list-item>
          <text:p text:style-name="P20">AuditingSystemSendMsg.h (Version X, <text:span text:style-name="T4">Repository</text:span>-Nr. 195)</text:p>
        </text:list-item>
      </text:list>
      <text:p text:style-name="P14"/>
      <text:p text:style-name="P11"/>
      <text:p text:style-name="P11"/>
      <text:h text:style-name="P26" text:outline-level="1"><text:s/>Testziele</text:h>
      <text:h text:style-name="Heading_20_2" text:outline-level="2" text:is-list-header="true"><text:span text:style-name="T6">Der Test des Software-Moduls „Auditing-System“ soll sicherstellen, das dieses Modul die Auditing-Meldungen der anderen Module entgegennimmt und diese in der Terminal-Software des angeschlossenen PCs im Klartext anzeigt. Dies dient dazu, während der Ausführung des Systems einen Hinweis auf den aktuellen Ausführungsstand zu erhalten.</text:span></text:h>
      <text:h text:style-name="Heading_20_1" text:outline-level="1"><text:s/>Testfall 1 „AS_LZ_Meldungen“</text:h>
      <text:h text:style-name="Heading_20_2" text:outline-level="2"><text:s/>Identifikation des Testobjektes</text:h>
      <text:p text:style-name="P11">siehe Kapitel 3</text:p>
      <text:h text:style-name="P27" text:outline-level="2"><text:s/>Test-Identifikation</text:h>
      <text:p text:style-name="P17">Testname:<text:tab/>Test_AS_LZ_Meldungen</text:p>
      <text:p text:style-name="P18">Verzeichnisse</text:p>
      <text:p text:style-name="P17">Testskripts:<text:tab/>Google Code → Dokumente → 04_Tests → 04.02_Testskript → 04.02.00_Auditing_System → AS_LZ_Meldungen</text:p>
      <text:p text:style-name="P17">Testprotokolle:<text:tab/>Google Code → Dokumente → 04_Tests → 04.03_Testprotokolle → 04.03.00_Auditing_System → <text:s/>Protokoll_Test_AS</text:p>
      <text:h text:style-name="Heading_20_2" text:outline-level="2"><text:s/>Testfallbeschreibung</text:h>
      <text:p text:style-name="Standard">Mit diesem Testfall wird überprüft, ob alle Meldungen die von der Leitzentrale an das Auditing-System geschickt werden korrekt im Terminal-Programm des angeschlossenen PCs dargestellt werden.</text:p>
      <text:p text:style-name="Standard">Um dies zu testen, werden alle Meldungen die von der Leitzentrale an das Auditing-System über die Funktion sendMsg() geschickt und die Ausgabe des Terminal-Programms überprüft.</text:p>
      <text:p text:style-name="Standard">Auditing-Meldungen siehe: <text:tab/>Google Code → Dokumente → 03_Implementierung → <text:tab/>Auditing_Meldungen</text:p>
      <text:h text:style-name="P27" text:outline-level="2"><text:s/>Testskript </text:h>
      <text:p text:style-name="P11">Dies wird mit folgendem Test-Skript realisiert:</text:p>
      <text:p text:style-name="P11">siehe 'Google Code → 04_Test → 04.02_Testskripts → 04.02.00_Auditing_System →</text:p>
      <text:p text:style-name="P11">Testfall1_LZ_Meldungen'</text:p>
      <text:h text:style-name="P27" text:outline-level="2"><text:s/>Testreferenz</text:h>
      <text:h text:style-name="P27" text:outline-level="2"><text:s/>Test-Protokoll</text:h>
      <text:p text:style-name="P11">Das Konsolen-Ergebnis wird in das Dokument 'Protokoll_Test_AS' kopiert und </text:p>
      <text:p text:style-name="P11">diese Datei im Ordner 'Google Code → Dokumente → 04_Tests → 04.03_Testprotokolle → </text:p>
      <text:p text:style-name="P11">04.03.00_Auditing_System' abgelegt.</text:p>
      <text:p text:style-name="P11"/>
      <text:h text:style-name="P26" text:outline-level="1"><text:s/>Testfall 2 „AS_BV_Meldungen“</text:h>
      <text:h text:style-name="Heading_20_2" text:outline-level="2"><text:s/>Identifikation des Testobjektes</text:h>
      <text:p text:style-name="P11">siehe Kapitel 3</text:p>
      <text:h text:style-name="P27" text:outline-level="2"><text:s/>Test-Identifikation</text:h>
      <text:p text:style-name="P17">Testname:<text:tab/>Test_AS_BV_Meldungen</text:p>
      <text:p text:style-name="P18">Verzeichnisse</text:p>
      <text:p text:style-name="P17">Testskripts:<text:tab/>Google Code → Dokumente → 04_Tests → 04.02_Testskript → 04.02.00_Auditing_System → AS_BV_Meldungen</text:p>
      <text:p text:style-name="P17">Testprotokolle:<text:tab/>Google Code → Dokumente → 04_Tests → 04.03_Testprotokolle → 04.03.00_Auditing_System → <text:s/>Protokoll_Test_AS</text:p>
      <text:h text:style-name="Heading_20_2" text:outline-level="2"><text:s/>Testfallbeschreibung</text:h>
      <text:p text:style-name="Standard">Mit diesem Testfall wird überprüft, ob alle Meldungen die von der Befehlsvalidierung an das Auditing-System geschickt werden korrekt im Terminal-Programm des angeschlossenen PCs dargestellt werden.</text:p>
      <text:p text:style-name="Standard">Um dies zu testen, werden alle Meldungen die von der Befehlsvalidierung an das Auditing-System über die Funktion sendMsg() geschickt und die Ausgabe des Terminal-Programms überprüft.</text:p>
      <text:p text:style-name="Standard">Auditing-Meldungen siehe: <text:tab/>Google Code → Dokumente → 03_Implementierung → <text:tab/>Auditing_Meldungen</text:p>
      <text:h text:style-name="P27" text:outline-level="2"><text:s/>Testskript </text:h>
      <text:p text:style-name="P11">Dies wird mit folgendem Test-Skript realisiert:</text:p>
      <text:p text:style-name="P11">siehe 'Google Code → 04_Test → 04.02_Testskripts → 04.02.00_Auditing_System →</text:p>
      <text:p text:style-name="P11">Testfall2_BV_Meldungen'</text:p>
      <text:h text:style-name="P27" text:outline-level="2"><text:s/>Testreferenz</text:h>
      <text:h text:style-name="P27" text:outline-level="2"><text:s/>Test-Protokoll</text:h>
      <text:p text:style-name="P11">Das Konsolen-Ergebnis wird in das Dokument 'Protokoll_Test_AS' kopiert und </text:p>
      <text:p text:style-name="P11">diese Datei im Ordner 'Google Code → Dokumente → 04_Tests → 04.03_Testprotokolle → </text:p>
      <text:p text:style-name="P11">04.03.00_Auditing_System' abgelegt.</text:p>
      <text:p text:style-name="P17"/>
      <text:h text:style-name="Heading_20_1" text:outline-level="1"><text:s/>Testfall 3 „AS_EV_Meldungen“</text:h>
      <text:h text:style-name="Heading_20_2" text:outline-level="2"><text:s/>Identifikation des Testobjektes</text:h>
      <text:p text:style-name="P11">siehe Kapitel 3</text:p>
      <text:h text:style-name="P27" text:outline-level="2"><text:s/>Test-Identifikation</text:h>
      <text:p text:style-name="P17">Testname:<text:tab/>Test_AS_EV_Meldungen</text:p>
      <text:p text:style-name="P18">Verzeichnisse</text:p>
      <text:p text:style-name="P17">Testskripts:<text:tab/>Google Code → Dokumente → 04_Tests → 04.02_Testskript → 04.02.00_Auditing_System → AS_EV_Meldungen</text:p>
      <text:p text:style-name="P17">Testprotokolle:<text:tab/>Google Code → Dokumente → 04_Tests → 04.03_Testprotokolle → 04.03.00_Auditing_System → <text:s/>Protokoll_Test_AS</text:p>
      <text:h text:style-name="Heading_20_2" text:outline-level="2"><text:s/>Testfallbeschreibung</text:h>
      <text:p text:style-name="Standard">Mit diesem Testfall wird überprüft, ob alle Meldungen die von der Ergebnisvalidierung an das Auditing-System geschickt werden korrekt im Terminal-Programm des angeschlossenen PCs dargestellt werden.</text:p>
      <text:p text:style-name="Standard">Um dies zu testen, werden alle Meldungen die von der Ergebnisvalidierung an das Auditing-System über die Funktion sendMsg() geschickt und die Ausgabe des Terminal-Programms überprüft.</text:p>
      <text:p text:style-name="Standard">Auditing-Meldungen siehe: <text:tab/>Google Code → Dokumente → 03_Implementierung → <text:tab/>Auditing_Meldungen</text:p>
      <text:h text:style-name="P27" text:outline-level="2"><text:s/>Testskript </text:h>
      <text:p text:style-name="P11">Dies wird mit folgendem Test-Skript realisiert:</text:p>
      <text:p text:style-name="P11">siehe 'Google Code → 04_Test → 04.02_Testskripts → 04.02.00_Auditing_System →</text:p>
      <text:p text:style-name="P11">Testfall3_EV_Meldungen'</text:p>
      <text:h text:style-name="P27" text:outline-level="2"><text:s/>Testreferenz</text:h>
      <text:h text:style-name="P27" text:outline-level="2"><text:s/>Test-Protokoll</text:h>
      <text:p text:style-name="P11">Das Konsolen-Ergebnis wird in das Dokument 'Protokoll_Test_AS' kopiert und </text:p>
      <text:p text:style-name="P11">diese Datei im Ordner 'Google Code → Dokumente → 04_Tests → 04.03_Testprotokolle → </text:p>
      <text:p text:style-name="P11">04.03.00_Auditing_System' abgelegt.</text:p>
      <text:p text:style-name="P17"/>
      <text:p text:style-name="P11"/>
      <text:h text:style-name="Heading_20_1" text:outline-level="1"><text:s/>Testfall 4 „AS_ReportAllMsg_Funktion“</text:h>
      <text:p text:style-name="Standard">Identifikation des Testobjektes</text:p>
      <text:p text:style-name="P11">siehe Kapitel 3</text:p>
      <text:h text:style-name="P27" text:outline-level="2"><text:s/>Test-Identifikation</text:h>
      <text:p text:style-name="P17">Testname:<text:tab/>Test_ReportAllMsg_Funktion</text:p>
      <text:p text:style-name="P18">Verzeichnisse</text:p>
      <text:p text:style-name="P17">Testskripts:<text:tab/>Google Code → Dokumente → 04_Tests → 04.02_Testskript → 04.02.00_Auditing_System → AS_ReportAllMsg_Funktion</text:p>
      <text:p text:style-name="P17">Testprotokolle:<text:tab/>Google Code → Dokumente → 04_Tests → 04.03_Testprotokolle → 04.03.00_Auditing_System → <text:s/>Protokoll_Test_ReportAllMsg_Funktion</text:p>
      <text:h text:style-name="Heading_20_2" text:outline-level="2"><text:s/>Testfallbeschreibung</text:h>
      <text:p text:style-name="Standard">Mit diesem Testfall soll überprüft werden ob im Falle eines aufrufen des Moduls Not-Aus-Treiber ein Versand der noch im Speicher des Auditing-Systems enthaltenen Auditing-Meldungen korrekt erfolgt.</text:p>
      <text:p text:style-name="Standard">Auditing-Meldungen siehe: <text:tab/>Google Code → Dokumente → 03_Implementierung → <text:tab/>Auditing_Meldungen</text:p>
      <text:p text:style-name="Standard">Es werden entsprechend dem Wert der Konstante MAX_MELDUNGEN in AuditingSystem.h Meldungen an das AuditingSystem verschickt.</text:p>
      <text:p text:style-name="Standard">Nach einem Abschicken aller Meldungen erfolgt ein Aufruf der ReportAllMsg-Funktion und es wird überprüft ob alle an das Auditing-System geschickten Meldungen im Terminal-Programm ausgegeben werden. Diese Überprüfung erfolgt mit Hilfe einer Checkliste.</text:p>
      <text:h text:style-name="P27" text:outline-level="2"><text:s/>Testskript </text:h>
      <text:p text:style-name="P11">Dies wird mit folgendem Test-Skript realisiert:</text:p>
      <text:p text:style-name="P11">siehe 'Google Code → 04_Test → 04.02_Testskripts → 04.02.00_Auditing_System →</text:p>
      <text:p text:style-name="P11">Testfall4_AS_ReportAllMsg_Funktion'</text:p>
      <text:h text:style-name="P27" text:outline-level="2"><text:s/>Testreferenz</text:h>
      <text:h text:style-name="P27" text:outline-level="2"><text:s/>Test-Protokoll</text:h>
      <text:p text:style-name="P11">Das Konsolen-Ergebnis wird in das Dokument 'Protokoll_Test_AS' kopiert und </text:p>
      <text:p text:style-name="P11">diese Datei im Ordner 'Google Code → Dokumente → 04_Tests → 04.03_Testprotokolle → </text:p>
      <text:p text:style-name="P17">04.03.00_Auditing_System' abgelegt.</text:p>
      <text:p text:style-name="P11"/>
      <text:h text:style-name="Heading_20_1" text:outline-level="1"><text:s/>Auswertung</text:h>
      <text:p text:style-name="P12">wird nach Testdurchführung erstell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orphans="2" fo:widows="2" style:text-autospace="none" style:writing-mode="lr-tb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style:use-window-font-color="true" style:font-name="Arial" fo:font-size="12pt" fo:language="de" fo:country="DE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Heading_20_2" style:default-outline-level="1" style:class="text" style:master-page-name="">
      <style:paragraph-properties fo:margin-left="1.249cm" fo:margin-right="0cm" fo:margin-top="0cm" fo:margin-bottom="0.423cm" fo:text-indent="-1.249cm" style:auto-text-indent="false" style:page-number="auto" fo:break-before="page" fo:background-color="transparent" style:shadow="none" fo:keep-with-next="always">
        <style:tab-stops>
          <style:tab-stop style:position="6.05cm"/>
          <style:tab-stop style:position="8.601cm"/>
          <style:tab-stop style:position="12.102cm"/>
        </style:tab-stops>
        <style:background-image/>
      </style:paragraph-properties>
      <style:text-properties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212cm" fo:margin-bottom="0.212cm" fo:keep-together="always" fo:text-indent="0cm" style:auto-text-indent="false" fo:keep-with-next="always">
        <style:tab-stops>
          <style:tab-stop style:position="6.05cm"/>
          <style:tab-stop style:position="8.601cm"/>
          <style:tab-stop style:position="12.102cm"/>
        </style:tab-stops>
      </style:paragraph-properties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.747cm" fo:margin-right="0cm" fo:margin-top="0.212cm" fo:margin-bottom="0.212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4" style:display-name="Heading 4" style:family="paragraph" style:parent-style-name="Heading_20_3" style:next-style-name="Standard" style:default-outline-level="4" style:list-style-name="" style:class="text">
      <style:paragraph-properties fo:margin-left="4.995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5" style:display-name="Heading 5" style:family="paragraph" style:parent-style-name="Heading_20_3" style:next-style-name="Standard" style:default-outline-level="5" style:list-style-name="" style:class="text">
      <style:paragraph-properties fo:margin-left="6.244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6" style:display-name="Heading 6" style:family="paragraph" style:parent-style-name="Heading_20_3" style:next-style-name="Standard" style:default-outline-level="6" style:list-style-name="" style:class="text">
      <style:paragraph-properties fo:margin-left="7.493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7" style:display-name="Heading 7" style:family="paragraph" style:parent-style-name="Heading_20_3" style:next-style-name="Standard" style:default-outline-level="7" style:list-style-name="" style:class="text">
      <style:paragraph-properties fo:margin-left="8.742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8" style:display-name="Heading 8" style:family="paragraph" style:parent-style-name="Heading_20_3" style:next-style-name="Standard" style:default-outline-level="8" style:list-style-name="" style:class="text">
      <style:paragraph-properties fo:margin-left="9.991cm" fo:margin-right="0cm" fo:text-indent="-1.249cm" style:auto-text-indent="false">
        <style:tab-stops>
          <style:tab-stop style:position="6.05cm"/>
          <style:tab-stop style:position="8.601cm"/>
          <style:tab-stop style:position="12.102cm"/>
        </style:tab-stops>
      </style:paragraph-properties>
    </style:style>
    <style:style style:name="Heading_20_9" style:display-name="Heading 9" style:family="paragraph" style:parent-style-name="Heading_20_3" style:next-style-name="Standard" style:default-outline-level="9" style:list-style-name="" style:class="text">
      <style:paragraph-properties fo:margin-left="11.24cm" fo:margin-right="0cm" fo:text-indent="-1.249cm" style:auto-text-indent="false">
        <style:tab-stops>
          <style:tab-stop style:position="0.635cm"/>
          <style:tab-stop style:position="6.05cm"/>
          <style:tab-stop style:position="8.601cm"/>
          <style:tab-stop style:position="12.102cm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17.702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7.7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353cm" fo:margin-right="0cm" fo:text-indent="0cm" style:auto-text-indent="false">
        <style:tab-stops>
          <style:tab-stop style:position="17.7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5" style:display-name="Contents 5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6" style:display-name="Contents 6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7" style:display-name="Contents 7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8" style:display-name="Contents 8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Contents_20_9" style:display-name="Contents 9" style:family="paragraph" style:parent-style-name="Contents_20_3" style:next-style-name="Standard" style:class="index">
      <style:paragraph-properties fo:margin-left="0.349cm" fo:margin-right="0cm" fo:text-indent="0cm" style:auto-text-indent="false"/>
    </style:style>
    <style:style style:name="Footer" style:family="paragraph" style:parent-style-name="Standard" style:class="extra">
      <style:paragraph-properties fo:margin-top="0cm" fo:margin-bottom="0cm" fo:line-height="0.564cm">
        <style:tab-stops>
          <style:tab-stop style:position="8.851cm" style:type="center"/>
          <style:tab-stop style:position="17.702cm" style:type="right"/>
        </style:tab-stops>
      </style:paragraph-properties>
      <style:text-properties fo:font-size="10pt" style:font-size-asian="10pt" style:font-size-complex="10pt"/>
    </style:style>
    <style:style style:name="Header" style:family="paragraph" style:parent-style-name="Standard" style:class="extra">
      <style:text-properties fo:font-size="16pt" style:font-size-asian="16pt" style:font-size-complex="16pt"/>
    </style:style>
    <style:style style:name="Title" style:family="paragraph" style:parent-style-name="Standard" style:next-style-name="Subtitle" style:class="chapter">
      <style:paragraph-properties fo:margin-top="0cm" fo:margin-bottom="0cm"/>
      <style:text-properties fo:font-size="28pt" style:letter-kerning="true" style:font-size-asian="28pt" style:font-size-complex="28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Version" style:family="paragraph" style:parent-style-name="Standard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 style:vertical-align="baseline"/>
      <style:text-properties style:letter-kerning="true" fo:hyphenate="false" fo:hyphenation-remain-char-count="2" fo:hyphenation-push-char-count="2"/>
    </style:style>
    <style:style style:name="Table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Absatz-Standardschriftart" style:family="text"/>
    <style:style style:name="Version_20_Char" style:display-name="Version Char" style:family="text" style:parent-style-name="Absatz-Standardschriftart">
      <style:text-properties style:font-name="Arial" fo:font-size="12pt" fo:language="de" fo:country="DE" style:font-size-asian="12pt" style:font-name-complex="Arial" style:font-size-complex="12pt" style:language-complex="ar" style:country-complex="SA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2" style:family="table">
      <style:table-properties style:width="17.701cm" table:align="left" style:writing-mode="lr-tb"/>
    </style:style>
    <style:style style:name="Tabelle2.A" style:family="table-column">
      <style:table-column-properties style:column-width="8.631cm"/>
    </style:style>
    <style:style style:name="Tabelle2.B" style:family="table-column">
      <style:table-column-properties style:column-width="3.122cm"/>
    </style:style>
    <style:style style:name="Tabelle2.C" style:family="table-column">
      <style:table-column-properties style:column-width="5.948cm"/>
    </style:style>
    <style:style style:name="Tabelle2.1" style:family="table-row">
      <style:table-row-properties style:keep-together="false" fo:keep-together="always"/>
    </style:style>
    <style:style style:name="Tabelle2.A1" style:family="table-cell">
      <style:table-cell-properties style:vertical-align="top" fo:padding="0cm" fo:border="none" style:writing-mode="lr-tb"/>
    </style:style>
    <style:style style:name="MP1" style:family="paragraph" style:parent-style-name="Header">
      <style:paragraph-properties style:snap-to-layout-grid="false">
        <style:tab-stops>
          <style:tab-stop style:position="6.05cm"/>
          <style:tab-stop style:position="8.601cm"/>
          <style:tab-stop style:position="12.102cm"/>
          <style:tab-stop style:position="16.002cm" style:type="right"/>
        </style:tab-stops>
      </style:paragraph-properties>
      <style:text-properties fo:language="zxx" fo:country="none" style:language-asian="zxx" style:country-asian="none"/>
    </style:style>
    <style:style style:name="MP2" style:family="paragraph" style:parent-style-name="Header">
      <style:paragraph-properties fo:text-align="end" style:justify-single-word="false" style:snap-to-layout-grid="false">
        <style:tab-stops>
          <style:tab-stop style:position="6.05cm"/>
          <style:tab-stop style:position="8.601cm"/>
          <style:tab-stop style:position="12.102cm"/>
          <style:tab-stop style:position="16.002cm" style:type="right"/>
        </style:tab-stops>
      </style:paragraph-properties>
    </style:style>
    <style:style style:name="MP3" style:family="paragraph" style:parent-style-name="Header">
      <style:paragraph-properties style:snap-to-layout-grid="false"/>
      <style:text-properties fo:language="zxx" fo:country="none" style:language-asian="zxx" style:country-asian="none"/>
    </style:style>
    <style:style style:name="MP4" style:family="paragraph" style:parent-style-name="Header">
      <style:text-properties fo:font-size="6pt" fo:language="zxx" fo:country="none" style:font-size-asian="6pt" style:language-asian="zxx" style:country-asian="none" style:font-size-complex="6pt"/>
    </style:style>
    <style:style style:name="MP5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pt" style:font-size-asian="1pt" style:font-size-complex="1pt"/>
    </style:style>
    <style:style style:name="MP6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1pt" style:font-size-asian="1pt" style:font-size-complex="1pt"/>
    </style:style>
    <style:style style:name="MP7" style:family="paragraph" style:parent-style-name="Header">
      <style:paragraph-properties>
        <style:tab-stops>
          <style:tab-stop style:position="17.702cm" style:type="right"/>
        </style:tab-stops>
      </style:paragraph-properties>
    </style:style>
    <style:style style:name="MT1" style:family="text">
      <style:text-properties fo:language="zxx" fo:country="none" style:language-asian="zxx" style:country-asian="none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-content" fo:background-color="#ffffff" style:background-transparency="0%" fo:padding="0.026cm" fo:border="non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401cm" fo:margin-bottom="1.6cm" fo:margin-left="2.3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101cm" fo:margin-left="0cm" fo:margin-right="0cm" fo:margin-bottom="3.002cm" style:dynamic-spacing="true"/>
      </style:header-style>
      <style:footer-style>
        <style:header-footer-properties fo:min-height="0.4cm" fo:margin-left="0cm" fo:margin-right="0cm" fo:margin-top="0.302cm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header-rows>
            <table:table-row table:style-name="Tabelle2.1">
              <table:table-cell table:style-name="Tabelle2.A1" office:value-type="string">
                <text:p text:style-name="MP1"><text:reference-ref text:reference-format="text" text:ref-name="Titel">Testspezifikation-Auditing-System</text:reference-ref></text:p>
              </table:table-cell>
              <table:table-cell table:style-name="Tabelle2.A1" office:value-type="string">
                <text:p text:style-name="MP2"/>
              </table:table-cell>
              <table:table-cell table:style-name="Tabelle2.A1" office:value-type="string">
                <text:p text:style-name="MP3"><text:chapter text:display="name" text:outline-level="1"> Auswertung</text:chapter></text:p>
              </table:table-cell>
            </table:table-row>
          </table:table-header-rows>
        </table:table>
        <text:p text:style-name="MP4"><draw:frame draw:style-name="Mfr1" draw:name="Rahmen9" text:anchor-type="char" svg:x="0cm" svg:y="4.501cm" svg:width="17.701cm" svg:height="0.4cm" draw:z-index="0"><draw:text-box><text:p text:style-name="MP5"><text:s/></text:p><text:p text:style-name="MP5"/><text:p text:style-name="MP5"/></draw:text-box></draw:frame></text:p>
      </style:header>
      <style:footer>
        <text:p text:style-name="Footer"><draw:frame draw:style-name="Mfr1" draw:name="Rahmen8" text:anchor-type="char" svg:x="0cm" svg:y="27.303cm" svg:width="17.701cm" svg:height="0.4cm" draw:z-index="17"><draw:text-box><text:p text:style-name="MP6"/></draw:text-box></draw:frame><text:tab/>Version <text:span text:style-name="MT1"><text:reference-ref text:reference-format="text" text:ref-name="Version">0.1</text:reference-ref></text:span> vom <text:modification-date style:data-style-name="N36">26.05.2010</text:modification-date><text:tab/>Seite <text:page-number text:select-page="current">11</text:page-number>/<text:page-count style:num-format="1">11</text:page-count></text:p>
      </style:footer>
    </style:master-page>
    <style:master-page style:name="First_20_Page" style:display-name="First Page" style:page-layout-name="Mpm1" style:next-style-name="Standard">
      <style:header>
        <text:p text:style-name="MP7"><text:span text:style-name="MT1"><text:reference-ref text:reference-format="text" text:ref-name="Titel">Testspezifikation-Auditing-System</text:reference-ref></text:span><draw:frame draw:style-name="Mfr1" draw:name="Rahmen11" text:anchor-type="char" svg:x="0cm" svg:y="4.501cm" svg:width="17.701cm" svg:height="0.4cm" draw:z-index="20"><draw:text-box><text:p text:style-name="MP5"/></draw:text-box></draw:frame><text:tab/><text:subject>Sichere Eisenbahnsteuerung</text:subject></text:p>
      </style:header>
      <style:footer>
        <text:p text:style-name="Footer"><draw:frame draw:style-name="Mfr1" draw:name="Rahmen10" text:anchor-type="char" svg:x="0cm" svg:y="27.303cm" svg:width="17.701cm" svg:height="0.4cm" draw:z-index="21"><draw:text-box><text:p text:style-name="MP6"/></draw:text-box></draw:frame><text:tab/>Version <text:span text:style-name="MT1"><text:reference-ref text:reference-format="text" text:ref-name="Version">0.1</text:reference-ref></text:span> vom <text:modification-date style:data-style-name="N36">26.05.2010</text:modification-date><text:tab/>Seite <text:page-number text:select-page="current">11</text:page-number>/<text:page-count style:num-format="1"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>Modul-Design</dc:title>
    <dc:subject>Sichere Eisenbahnsteuerung</dc:subject>
    <meta:initial-creator>Norman Nieß</meta:initial-creator>
    <meta:creation-date>2010-04-21T17:30:24.76</meta:creation-date>
    <meta:editing-cycles>74</meta:editing-cycles>
    <meta:editing-duration>PT10H41M08S</meta:editing-duration>
    <dc:date>2010-05-26T14:52:51.21</dc:date>
    <meta:document-statistic meta:table-count="2" meta:image-count="0" meta:object-count="0" meta:page-count="11" meta:paragraph-count="150" meta:word-count="890" meta:character-count="7350"/>
    <meta:user-defined meta:name="Info 1"/>
    <meta:user-defined meta:name="Info 2"/>
    <meta:user-defined meta:name="Info 3"/>
    <meta:user-defined meta:name="Info 4"/>
  </office:meta>
</office:document-meta>
</file>